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F00000212D0F8D33C85C1E4FA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12.661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3.507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notes">
      <style:graphic-properties draw:fill-color="#ffffff" fo:min-height="14cm"/>
    </style:style>
    <style:style style:name="pr9" style:family="presentation" style:parent-style-name="LushGreen-outline1">
      <style:graphic-properties draw:stroke="none" draw:fill="none"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.663cm" fo:text-indent="0cm"/>
    </style:style>
    <style:style style:name="P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liskasys</text:span></text:p>
          </draw:text-box>
        </draw:frame>
        <draw:frame presentation:style-name="pr2" draw:text-style-name="P4" draw:layer="layout" svg:width="25.2cm" svg:height="12.661cm" svg:x="1.216cm" svg:y="6.006cm" presentation:class="subtitle" presentation:user-transformed="true">
          <draw:text-box>
            <text:p text:style-name="P2"/>
            <text:p text:style-name="P2">https://github.com/kajism/liskasys</text:p>
            <text:p text:style-name="P2"/>
            <text:p text:style-name="P3">Informační systém pro lesní mateřskou školku.</text:p>
            <text:p text:style-name="P3"/>
            <text:p text:style-name="P3"><text:span text:style-name="T1">Clojure + ClojureScript + datomic</text:span></text:p>
            <text:p text:style-name="P3"/>
            <text:p text:style-name="P3"/>
            <text:p text:style-name="P2">Karel Miarka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4.599cm" svg:height="3.507cm" svg:x="2cm" svg:y="0cm" presentation:class="title" presentation:user-transformed="true">
          <draw:text-box>
            <text:p>Liskasys pro rodič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Omluvenky</text:span> - storno objednávky oběda, možnost náhradit jindy</text:p>
              </text:list-item>
              <text:list-item>
                <text:p><text:span text:style-name="T1">Platby</text:span> - výpočet platby na následující období (školné + stravné), QR code</text:p>
              </text:list-item>
              <text:list-item>
                <text:p><text:span text:style-name="T1">Náhrady</text:span> - možnost nahradit si omluvený den pokud se uvolní místo</text:p>
              </text:list-item>
              <text:list-item>
                <text:p>Jídelníček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Liskasys pro správce LMŠ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Lidé</text:span> - děti a rodiče, info o docházce, dietě, třídě, kontakty, osobní údaje, historie docházky, fond obědů</text:p>
              </text:list-item>
              <text:list-item>
                <text:p><text:span text:style-name="T1">Denní plány</text:span> - kdy, kdo přijde a zda má oběd</text:p>
              </text:list-item>
              <text:list-item>
                <text:p><text:span text:style-name="T1">Platební období</text:span> - kdo a za kolik (docházka + stravné + zůstatek z předchozího období)</text:p>
              </text:list-item>
              <text:list-item>
                <text:p><text:span text:style-name="T1">Objednávky obědů</text:span> – emailem do jídelny + historie kdy a kolik</text:p>
              </text:list-item>
              <text:list-item>
                <text:p><text:span text:style-name="T1">Transakce</text:span> - historie úplně všech změn v DB – kdy, kdo, co a jak</text:p>
              </text:list-item>
              <text:list-item>
                <text:p>Nastavení, ceník</text:p>
              </text:list-item>
              <text:list-item>
                <text:p>Číselníky</text:p>
                <text:list>
                  <text:list-item>
                    <text:p>Diety</text:p>
                  </text:list-item>
                  <text:list-item>
                    <text:p>Státní svátky a prázdniny</text:p>
                  </text:list-item>
                  <text:list-item>
                    <text:p>Tří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Backend clj system compone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text:style-name="P6"><text:span text:style-name="T1">datomic</text:span> DB</text:p>
              </text:list-item>
              <text:list-item>
                <text:p><text:span text:style-name="T1">scheduler</text:span> - ukončení omlouvání a zpracování náhrad</text:p>
              </text:list-item>
              <text:list-item>
                <text:p><text:span text:style-name="T2">postal</text:span> - <text:span text:style-name="T1">emaily</text:span> do jídelny, denní souhrny, výsledek náhrad, platby</text:p>
              </text:list-item>
              <text:list-item>
                <text:p><text:span text:style-name="T1">duct</text:span> (jetty, ring, compojure, system)</text:p>
              </text:list-item>
              <text:list-item>
                <text:p>HTML generated by <text:span text:style-name="T1">hiccup</text:span> = frontend pro rodič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Frontend cljs SPA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transit</text:span> clj &lt;-&gt; cljs (efektivnější json pro komunikaci se serverem)</text:p>
              </text:list-item>
              <text:list-item>
                <text:p><text:span text:style-name="T1">re-frame</text:span> (reagent, React)</text:p>
              </text:list-item>
              <text:list-item>
                <text:p><text:span text:style-name="T1">re-com</text:span> - formulářové komponenty a flexbox layo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S datomicem for fre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eznam transakcí - zobrazení všech změn v DB - kdy, kdo, co změnil (původní a nová hodnota)</text:p>
              </text:list-item>
              <text:list-item>
                <text:p>kompletní historie změn každého záznamu</text:p>
              </text:list-item>
              <text:list-item>
                <text:p text:style-name="P7">db as value (pure functions with db in args)</text:p>
              </text:list-item>
              <text:list-item>
                <text:p>konkrétní příklady:</text:p>
                <text:list>
                  <text:list-item>
                    <text:p>jak vypadaly reference <text:s/>v čase vytvoření platby</text:p>
                  </text:list-item>
                  <text:list-item>
                    <text:p>možnost dodatečně doplnit vazbu včetně její historie (viz. třídy k denním plánům: components/datomic.clj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Datomic <text:span text:style-name="T3">licensing</text:span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atomic <text:span text:style-name="T1">Free</text:span></text:p>
              </text:list-item>
              <text:list-item>
                <text:p><text:span text:style-name="T1">Starter</text:span> – no costs, updates limited to 1 year</text:p>
              </text:list-item>
              <text:list-item>
                <text:p>Pro - ​$5000 / year / system (includes updates)</text:p>
              </text:list-item>
              <text:list-item>
                <text:p>Enterprise</text:p>
              </text:list-item>
              <text:list-item>
                <text:p>Datomic Cloud from $1 / d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Závěrem</text:p>
          </draw:text-box>
        </draw:frame>
        <draw:frame presentation:style-name="pr9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íce klientů / databazí přes 1 běžící instanci</text:p>
              </text:list-item>
              <text:list-item>
                <text:p>side effects / pure functions</text:p>
              </text:list-item>
              <text:list-item>
                <text:p>důležitost stabilního vývojového prostředí</text:p>
              </text:list-item>
              <text:list-item>
                <text:p>dotazy</text:p>
              </text:list-item>
              <text:list-item>
                <text:p>děkuji za pozorno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LushGreen-outline3" style:family="presentation" style:parent-style-name="LushGreen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LushGreen-outline4" style:family="presentation" style:parent-style-name="LushGreen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LushGreen-outline5" style:family="presentation" style:parent-style-name="LushGreen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LushGreen-outline6" style:family="presentation" style:parent-style-name="LushGreen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LushGreen-outline7" style:family="presentation" style:parent-style-name="LushGreen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LushGreen-outline8" style:family="presentation" style:parent-style-name="LushGreen-outline7">
      <style:paragraph-properties fo:margin-left="0cm" fo:margin-right="0cm" fo:margin-top="0cm" fo:margin-bottom="0.129cm" fo:text-indent="0cm"/>
      <style:text-properties fo:font-size="26.7000007629395pt"/>
    </style:style>
    <style:style style:name="LushGreen-outline9" style:family="presentation" style:parent-style-name="LushGreen-outline8">
      <style:paragraph-properties fo:margin-left="0cm" fo:margin-right="0cm" fo:margin-top="0cm" fo:margin-bottom="0.129cm" fo:text-indent="0cm"/>
      <style:text-properties fo:font-size="26.700000762939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8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D0F8D33C85C1E4F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0:38:15.947574311</meta:creation-date>
    <meta:editing-duration>PT1H44M4S</meta:editing-duration>
    <meta:editing-cycles>13</meta:editing-cycles>
    <meta:generator>LibreOffice/6.0.7.3$Linux_X86_64 LibreOffice_project/00m0$Build-3</meta:generator>
    <dc:date>2019-01-28T17:48:58.166914971</dc:date>
    <meta:document-statistic meta:object-count="78"/>
    <meta:template xlink:type="simple" xlink:actuate="onRequest" xlink:title="" xlink:href="../../../../../../usr/lib/libreoffice/share/template/common/presnt/Impress.otp" meta:date="2017-11-20T22:17:48.205282591"/>
  </office:meta>
</office:document-meta>
</file>